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1068F53920D39124F249.png" manifest:media-type="image/png"/>
  <manifest:file-entry manifest:full-path="Pictures/1000000000001770000010687DCDBE078B43BABE.png" manifest:media-type="image/png"/>
  <manifest:file-entry manifest:full-path="Pictures/100000000000177000001068A2128BF062F005E5.png" manifest:media-type="image/png"/>
  <manifest:file-entry manifest:full-path="Pictures/1000000000001770000010687DC5B2F56B75FE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.499cm" svg:height="15.749cm" svg:x="2.883cm" svg:y="0.071cm">
          <draw:image xlink:href="Pictures/100000000000177000001068F53920D39124F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7DCDBE078B43B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A2128BF062F005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7DC5B2F56B75FE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0:24:13.081000000</meta:creation-date>
    <dc:date>2024-07-19T10:28:52.928000000</dc:date>
    <meta:editing-duration>PT4M40S</meta:editing-duration>
    <meta:editing-cycles>1</meta:editing-cycles>
    <meta:document-statistic meta:object-count="33"/>
    <meta:generator>View_PPTX_PLUS/7.4.0.3$Windows_X86_64 LibreOffice_project/</meta:generator>
  </office:meta>
</office:document-meta>
</file>